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ff6d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6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6d" style:text-align-source="fix" style:repeat-content="false"/>
      <style:paragraph-properties fo:text-align="start" fo:margin-left="0cm"/>
    </style:style>
    <style:style style:name="ce46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7b59"/>
    </style:style>
    <style:style style:name="ce22" style:family="table-cell" style:parent-style-name="Default">
      <style:table-cell-properties fo:background-color="#729fcf"/>
    </style:style>
    <style:style style:name="ce5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29fcf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77bc65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77bc65"/>
    </style:style>
    <style:style style:name="ce30" style:family="table-cell" style:parent-style-name="Default">
      <style:table-cell-properties fo:background-color="#77bc65"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ff7b59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33% 58%"/>
    </style:style>
    <style:style style:name="T3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4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33% 58%"/>
    </style:style>
    <style:style style:name="T5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0% 100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33% 58%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0% 100%"/>
    </style:style>
    <style:style style:name="T10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  <style:style style:name="T12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0% 100%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text-position="0% 100%" style:font-name-asian="Liberation Sans" style:font-name-complex="Liberation Sans" style:font-weight-asian="bold" style:font-weight-complex="bold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 fo:font-weight="normal" style:font-weight-asian="normal" style:font-weight-complex="normal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-asian="Liberation Sans" style:font-name-complex="Liberation Sans" fo:font-weight="normal" style:font-weight-asian="normal" style:font-weight-complex="normal" style:text-position="33% 58%"/>
    </style:style>
    <style:style style:name="T17" style:family="text">
      <style:text-properties style:font-name="Liberation Sans" fo:font-weight="bold" style:text-position="0% 100%" style:font-name-asian="Liberation Sans" style:font-name-complex="Liberation Sans" style:font-weight-asian="bold" style:font-weight-complex="bold"/>
    </style:style>
    <style:style style:name="T18" style:family="text">
      <style:text-properties style:font-name="Liberation Sans" style:text-position="0% 100%" style:font-name-asian="Liberation Sans" style:font-name-complex="Liberation Sans" fo:font-weight="normal" style:font-weight-asian="normal" style:font-weight-complex="normal"/>
    </style:style>
    <style:style style:name="T19" style:family="text">
      <style:text-properties style:font-name="Liberation Sans" style:font-name-asian="Liberation Sans" style:font-name-complex="Liberation Sans" fo:font-weight="normal" style:font-weight-asian="normal" style:font-weight-complex="normal" style:text-position="33% 58%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weight="normal" style:text-position="0% 100%" style:font-weight-asian="normal" style:font-weight-complex="normal"/>
    </style:style>
    <style:style style:name="T22" style:family="text">
      <style:text-properties fo:font-weight="normal" style:text-position="0% 100%" style:font-weight-asian="normal" style:font-weight-complex="normal" style:font-name="Liberation Sans" style:font-name-asian="Liberation Sans" style:font-name-complex="Liberation Sans"/>
    </style:style>
    <style:style style:name="T23" style:family="text">
      <style:text-properties fo:font-weight="normal" style:font-weight-asian="normal" style:font-weight-complex="normal" style:font-name="Liberation Sans" style:font-name-asian="Liberation Sans" style:font-name-complex="Liberation Sans" style:text-position="33% 58%"/>
    </style:style>
    <style:style style:name="T2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-complex="Liberation Sans" style:text-position="33% 58%"/>
    </style:style>
    <style:style style:name="T2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text-position="33% 58%" fo:font-weight="bold" style:font-weight-asian="bold" style:font-weight-complex="bold"/>
    </style:style>
    <style:style style:name="T2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/>
    </style:style>
    <style:style style:name="T3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 style:font-name-asian="Liberation Sans" style:font-name-complex="Liberation Sans"/>
    </style:style>
    <style:style style:name="T3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Liberation Sans" style:font-name-complex="Liberation Sans" style:text-position="33% 58%"/>
    </style:style>
    <style:style style:name="T32" style:family="text">
      <style:text-properties fo:color="#ffffff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number-columns-repeated="2" table:default-cell-style-name="ce8"/>
        <table:table-column table:style-name="co1" table:number-columns-repeated="2" table:default-cell-style-name="ce22"/>
        <table:table-column table:style-name="co1" table:number-columns-repeated="2" table:default-cell-style-name="ce29"/>
        <table:table-column table:style-name="co1" table:default-cell-style-name="ce2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ODOS</text:p>
          </table:table-cell>
          <table:table-cell table:style-name="ce31" office:value-type="string" calcext:value-type="string" table:number-columns-spanned="2" table:number-rows-spanned="1">
            <text:p>Mayor</text:p>
          </table:table-cell>
          <table:covered-table-cell table:style-name="ce31"/>
          <table:table-cell table:style-name="ce50" office:value-type="string" calcext:value-type="string" table:number-columns-spanned="2" table:number-rows-spanned="1">
            <text:p>menor</text:p>
          </table:table-cell>
          <table:covered-table-cell table:style-name="ce50"/>
          <table:table-cell table:style-name="ce54" office:value-type="string" calcext:value-type="string" table:number-columns-spanned="2" table:number-rows-spanned="1">
            <text:p>men. Armo.</text:p>
          </table:table-cell>
          <table:covered-table-cell table:style-name="ce54"/>
          <table:table-cell table:style-name="ce58" office:value-type="string" calcext:value-type="string" table:number-columns-spanned="2" table:number-rows-spanned="1">
            <text:p>men. Mel.</text:p>
          </table:table-cell>
          <table:covered-table-cell table:style-name="ce58"/>
          <table:table-cell table:style-name="ce46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Escala</text:p>
          </table:table-cell>
          <table:table-cell table:style-name="ce7" office:value-type="string" calcext:value-type="string">
            <text:p>Tensiones</text:p>
          </table:table-cell>
          <table:table-cell table:style-name="ce24" office:value-type="string" calcext:value-type="string">
            <text:p>Escala</text:p>
          </table:table-cell>
          <table:table-cell table:style-name="ce24" office:value-type="string" calcext:value-type="string">
            <text:p>Tensiones</text:p>
          </table:table-cell>
          <table:table-cell table:style-name="ce28" office:value-type="string" calcext:value-type="string">
            <text:p>Escala</text:p>
          </table:table-cell>
          <table:table-cell table:style-name="ce28" office:value-type="string" calcext:value-type="string">
            <text:p>Tensiones</text:p>
          </table:table-cell>
          <table:table-cell table:style-name="ce32" office:value-type="string" calcext:value-type="string">
            <text:p>Escala</text:p>
          </table:table-cell>
          <table:table-cell table:style-name="ce32" office:value-type="string" calcext:value-type="string">
            <text:p>Tensione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Armo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Mel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o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órico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rigio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Jónico Aug</text:p>
          </table:table-cell>
          <table:table-cell table:style-name="ce30" office:value-type="float" office:value="9" calcext:value-type="float">
            <text:p>9</text:p>
          </table:table-cell>
          <table:table-cell office:value-type="string" calcext:value-type="string">
            <text:p>Lidio Aug</text:p>
          </table:table-cell>
          <table:table-cell table:style-name="ce21" office:value-type="string" calcext:value-type="string">
            <text:p>9,#11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idio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Dórico #11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idio b7<text:span text:style-name="T32">(SUB)</text:span></text:p>
          </table:table-cell>
          <table:table-cell table:style-name="ce21" office:value-type="string" calcext:value-type="string">
            <text:p>9,#11,13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Frigio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3"/>
          <table:table-cell table:style-name="ce46" office:value-type="string" calcext:value-type="string">
            <text:p>git test!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Lidio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idio #9</text:p>
          </table:table-cell>
          <table:table-cell office:value-type="string" calcext:value-type="string">
            <text:p>#9,#11,13</text:p>
          </table:table-cell>
          <table:table-cell office:value-type="string" calcext:value-type="string">
            <text:p>Locrio ♮9</text:p>
          </table:table-cell>
          <table:table-cell table:style-name="ce21" office:value-type="string" calcext:value-type="string">
            <text:p>9,11,b13</text:p>
          </table:table-cell>
          <table:table-cell table:number-columns-repeated="3"/>
          <table:table-cell office:value-type="string" calcext:value-type="string">
            <text:p>git back!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Alterada bb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Alt. Dom.</text:p>
          </table:table-cell>
          <table:table-cell table:style-name="ce21" office:value-type="string" calcext:value-type="string">
            <text:p>b9,#9,b5,b13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aj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b5</text:span> V<text:span text:style-name="T2">m7</text:span> I<text:span text:style-name="T2">m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b5</text:span> V<text:span text:style-name="T2">7</text:span> I<text:span text:style-name="T2">mMaj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Maj7</text:span>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II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o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órico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Frigio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Armo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Mel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/>
          <table:table-cell table:style-name="ce46"/>
          <table:table-cell table:number-columns-repeated="3"/>
        </table:table-row>
        <table:table-row table:style-name="ro1">
          <table:table-cell table:style-name="ce1" office:value-type="string" calcext:value-type="string">
            <text:p>DOMINANTES SECUNDARIOS</text:p>
          </table:table-cell>
          <table:table-cell table:style-name="Default" table:number-columns-repeated="7"/>
          <table:table-cell/>
          <table:table-cell table:style-name="ce46"/>
          <table:table-cell table:number-columns-repeated="3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Dominates Secundrios Diatonicos Mayor</text:p>
          </table:table-cell>
          <table:covered-table-cell table:number-columns-repeated="6" table:style-name="Default"/>
          <table:table-cell table:style-name="ce46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 table:style-name="ce10" office:value-type="string" calcext:value-type="string">
            <text:p>Par. men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<text:span text:style-name="T1">1</text:span></text:p>
          </table:table-cell>
          <table:table-cell table:style-name="ce11" office:value-type="string" calcext:value-type="string">
            <text:p>V<text:span text:style-name="T2">7</text:span></text:p>
          </table:table-cell>
          <table:table-cell table:style-name="ce20" office:value-type="string" calcext:value-type="string">
            <text:p><text:span text:style-name="T6">G</text:span><text:span text:style-name="T13">7</text:span><text:span text:style-name="T14">→</text:span><text:span text:style-name="T15">C</text:span><text:span text:style-name="T16">Maj7</text:span></text:p>
          </table:table-cell>
          <table:table-cell table:style-name="ce25" office:value-type="string" calcext:value-type="string">
            <text:p><text:span text:style-name="T6">5</text:span><text:span text:style-name="T13">7</text:span><text:span text:style-name="T14">→</text:span><text:span text:style-name="T15">1</text:span><text:span text:style-name="T16">Maj7</text:span></text:p>
          </table:table-cell>
          <table:table-cell table:style-name="ce20" office:value-type="string" calcext:value-type="string">
            <text:p>May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órico (9,11,13)</text:p>
          </table:table-cell>
          <table:table-cell table:style-name="ce20"/>
          <table:table-cell table:style-name="ce17" office:value-type="string" calcext:value-type="string">
            <text:p><text:span text:style-name="T10">V</text:span><text:span text:style-name="T11">7</text:span><text:span text:style-name="T12">/bIII</text:span><text:span text:style-name="T11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<text:span text:style-name="T1">2</text:span></text:p>
          </table:table-cell>
          <table:table-cell table:style-name="ce12" office:value-type="string" calcext:value-type="string">
            <text:p>V<text:span text:style-name="T2">7</text:span><text:span text:style-name="T1">/II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7">→</text:span><text:span text:style-name="T18">D</text:span><text:span text:style-name="T19">m7</text:span></text:p>
          </table:table-cell>
          <table:table-cell table:style-name="ce21" office:value-type="string" calcext:value-type="string">
            <text:p><text:span text:style-name="T24">6</text:span><text:span text:style-name="T13">7</text:span><text:span text:style-name="T14">→</text:span><text:span text:style-name="T15">2</text:span><text:span text:style-name="T16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Dórico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1">/IV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3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III</text:span><text:span text:style-name="T4">m7</text:span></text:p>
          </table:table-cell>
          <table:table-cell table:style-name="ce22" office:value-type="string" calcext:value-type="string">
            <text:p><text:span text:style-name="T6">B</text:span><text:span text:style-name="T13">7</text:span><text:span text:style-name="T14">→</text:span><text:span text:style-name="T15">E</text:span><text:span text:style-name="T16">m7</text:span></text:p>
          </table:table-cell>
          <table:table-cell office:value-type="string" calcext:value-type="string">
            <text:p><text:span text:style-name="T24">7</text:span><text:span text:style-name="T13">7</text:span><text:span text:style-name="T14">→</text:span><text:span text:style-name="T15">3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V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4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IV</text:span><text:span text:style-name="T4">Maj7</text:span></text:p>
          </table:table-cell>
          <table:table-cell office:value-type="string" calcext:value-type="string">
            <text:p><text:span text:style-name="T6">C</text:span><text:span text:style-name="T13">7</text:span><text:span text:style-name="T14">→</text:span><text:span text:style-name="T15">F</text:span><text:span text:style-name="T16">Maj7</text:span></text:p>
          </table:table-cell>
          <table:table-cell table:style-name="ce8" office:value-type="string" calcext:value-type="string">
            <text:p><text:span text:style-name="T24">1</text:span><text:span text:style-name="T13">7</text:span><text:span text:style-name="T14">→</text:span><text:span text:style-name="T15">4</text:span><text:span text:style-name="T16">Maj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bVI</text:span><text:span text:style-name="T4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5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V</text:span><text:span text:style-name="T4">7</text:span></text:p>
          </table:table-cell>
          <table:table-cell office:value-type="string" calcext:value-type="string">
            <text:p><text:span text:style-name="T6">D</text:span><text:span text:style-name="T13">7</text:span><text:span text:style-name="T14">→</text:span><text:span text:style-name="T15">G</text:span><text:span text:style-name="T16">7</text:span></text:p>
          </table:table-cell>
          <table:table-cell table:style-name="ce8" office:value-type="string" calcext:value-type="string">
            <text:p><text:span text:style-name="T24">2</text:span><text:span text:style-name="T13">7</text:span><text:span text:style-name="T14">→</text:span><text:span text:style-name="T15">5</text:span><text:span text:style-name="T16">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bVII</text:span><text:span text:style-name="T4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6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VI</text:span><text:span text:style-name="T4">m7</text:span></text:p>
          </table:table-cell>
          <table:table-cell table:style-name="ce22" office:value-type="string" calcext:value-type="string">
            <text:p><text:span text:style-name="T6">E</text:span><text:span text:style-name="T13">7</text:span><text:span text:style-name="T14">→</text:span><text:span text:style-name="T15">A</text:span><text:span text:style-name="T16">m7</text:span></text:p>
          </table:table-cell>
          <table:table-cell office:value-type="string" calcext:value-type="string">
            <text:p><text:span text:style-name="T24">3</text:span><text:span text:style-name="T13">7</text:span><text:span text:style-name="T14">→</text:span><text:span text:style-name="T15">6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7</text:p>
          </table:table-cell>
          <table:table-cell table:style-name="ce15" office:value-type="string" calcext:value-type="string" table:number-columns-spanned="8" table:number-rows-spanned="1">
            <text:p><text:span text:style-name="T6">no hay </text:span><text:span text:style-name="T7">V</text:span><text:span text:style-name="T8">7</text:span><text:span text:style-name="T9">/VII</text:span><text:span text:style-name="T8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Substituto de Dominates Secundrios Mayor</text:p>
          </table:table-cell>
          <table:covered-table-cell table:number-columns-repeated="6" table:style-name="Default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Sub 5 del <text:span text:style-name="T1">2</text:span></text:p>
          </table:table-cell>
          <table:table-cell table:style-name="ce12" office:value-type="string" calcext:value-type="string">
            <text:p>SubV<text:span text:style-name="T2">7</text:span><text:span text:style-name="T1">/II</text:span><text:span text:style-name="T2">m7</text:span></text:p>
          </table:table-cell>
          <table:table-cell table:style-name="ce21" office:value-type="string" calcext:value-type="string">
            <text:p><text:span text:style-name="T1">Eb</text:span><text:span text:style-name="T2">7</text:span><text:span text:style-name="T20">...</text:span><text:span text:style-name="T21">&gt;</text:span><text:span text:style-name="T22">D</text:span><text:span text:style-name="T23">m7</text:span></text:p>
          </table:table-cell>
          <table:table-cell table:style-name="ce21" office:value-type="string" calcext:value-type="string">
            <text:p><text:span text:style-name="T24">b3</text:span><text:span text:style-name="T13">7</text:span><text:span text:style-name="T14">→</text:span><text:span text:style-name="T15">2</text:span><text:span text:style-name="T16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Lidio b7</text:p>
          </table:table-cell>
          <table:table-cell table:style-name="ce21" office:value-type="string" calcext:value-type="string">
            <text:p>Dórico b9 (11,1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 5 del 3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III</text:span><text:span text:style-name="T4">m7</text:span></text:p>
          </table:table-cell>
          <table:table-cell table:style-name="ce21" office:value-type="string" calcext:value-type="string">
            <text:p><text:span text:style-name="T24">F</text:span><text:span text:style-name="T13">7……</text:span><text:span text:style-name="T25">&gt;</text:span><text:span text:style-name="T26">E</text:span><text:span text:style-name="T27">m7</text:span></text:p>
          </table:table-cell>
          <table:table-cell table:style-name="ce21" office:value-type="string" calcext:value-type="string">
            <text:p><text:span text:style-name="T24">4</text:span><text:span text:style-name="T13">7</text:span><text:span text:style-name="T14">→</text:span><text:span text:style-name="T15">3</text:span><text:span text:style-name="T16">m7</text:span></text:p>
          </table:table-cell>
          <table:table-cell table:style-name="ce21" office:value-type="string" calcext:value-type="string">
            <text:p>menor</text:p>
          </table:table-cell>
          <table:table-cell table:style-name="ce21" office:value-type="string" calcext:value-type="string">
            <text:p>Lidio b7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Sub 5 del 4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IV</text:span><text:span text:style-name="T4">Maj7</text:span></text:p>
          </table:table-cell>
          <table:table-cell table:style-name="ce21" office:value-type="string" calcext:value-type="string">
            <text:p><text:span text:style-name="T24">Gb</text:span><text:span text:style-name="T13">7</text:span><text:span text:style-name="T28">...</text:span><text:span text:style-name="T29">&gt;</text:span><text:span text:style-name="T30">F</text:span><text:span text:style-name="T31">Maj7</text:span></text:p>
          </table:table-cell>
          <table:table-cell table:style-name="ce21" office:value-type="string" calcext:value-type="string">
            <text:p><text:span text:style-name="T24">b5</text:span><text:span text:style-name="T13">7</text:span><text:span text:style-name="T14">→</text:span><text:span text:style-name="T15">4</text:span><text:span text:style-name="T16">Maj7</text:span></text:p>
          </table:table-cell>
          <table:table-cell table:style-name="ce21" office:value-type="string" calcext:value-type="string">
            <text:p>Mayor</text:p>
          </table:table-cell>
          <table:table-cell table:style-name="ce21" office:value-type="string" calcext:value-type="string">
            <text:p>Lidio b7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ub 5 del 5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V</text:span><text:span text:style-name="T4">7</text:span></text:p>
          </table:table-cell>
          <table:table-cell table:style-name="ce21" office:value-type="string" calcext:value-type="string">
            <text:p><text:span text:style-name="T24">Ab</text:span><text:span text:style-name="T13">7</text:span><text:span text:style-name="T28">...</text:span><text:span text:style-name="T29">&gt;</text:span><text:span text:style-name="T30">G</text:span><text:span text:style-name="T31">7</text:span></text:p>
          </table:table-cell>
          <table:table-cell table:style-name="ce21" office:value-type="string" calcext:value-type="string">
            <text:p><text:span text:style-name="T24">b6</text:span><text:span text:style-name="T13">7</text:span><text:span text:style-name="T14">→</text:span><text:span text:style-name="T15">5</text:span><text:span text:style-name="T16">7</text:span></text:p>
          </table:table-cell>
          <table:table-cell table:style-name="ce21" office:value-type="string" calcext:value-type="string">
            <text:p>Mayor</text:p>
          </table:table-cell>
          <table:table-cell table:style-name="ce21" office:value-type="string" calcext:value-type="string">
            <text:p>Lidio b7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ub 5 del 6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VI</text:span><text:span text:style-name="T4">m7</text:span></text:p>
          </table:table-cell>
          <table:table-cell table:style-name="ce21" office:value-type="string" calcext:value-type="string">
            <text:p><text:span text:style-name="T24">Bb</text:span><text:span text:style-name="T13">7</text:span><text:span text:style-name="T28">...</text:span><text:span text:style-name="T29">&gt;</text:span><text:span text:style-name="T30">A</text:span><text:span text:style-name="T31">m7</text:span></text:p>
          </table:table-cell>
          <table:table-cell table:style-name="ce21" office:value-type="string" calcext:value-type="string">
            <text:p><text:span text:style-name="T24">b7</text:span><text:span text:style-name="T13">7</text:span><text:span text:style-name="T14">→</text:span><text:span text:style-name="T15">6</text:span><text:span text:style-name="T16">m7</text:span></text:p>
          </table:table-cell>
          <table:table-cell table:style-name="ce21" office:value-type="string" calcext:value-type="string">
            <text:p>menor</text:p>
          </table:table-cell>
          <table:table-cell table:style-name="ce21" office:value-type="string" calcext:value-type="string">
            <text:p>Lidio b7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46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Dominates Secundrios Diatonicos menor</text:p>
          </table:table-cell>
          <table:covered-table-cell table:number-columns-repeated="6" table:style-name="Default"/>
          <table:table-cell table:number-columns-repeated="3"/>
          <table:table-cell table:style-name="ce46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 table:style-name="ce10" office:value-type="string" calcext:value-type="string">
            <text:p>Par. May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1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I</text:span><text:span text:style-name="T4">m7</text:span></text:p>
          </table:table-cell>
          <table:table-cell table:style-name="ce22" office:value-type="string" calcext:value-type="string">
            <text:p><text:span text:style-name="T6">E</text:span><text:span text:style-name="T13">7</text:span><text:span text:style-name="T14">→</text:span><text:span text:style-name="T15">A</text:span><text:span text:style-name="T16">m7</text:span></text:p>
          </table:table-cell>
          <table:table-cell office:value-type="string" calcext:value-type="string">
            <text:p><text:span text:style-name="T24">5</text:span><text:span text:style-name="T13">7</text:span><text:span text:style-name="T14">→</text:span><text:span text:style-name="T15">1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V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2</text:p>
          </table:table-cell>
          <table:table-cell table:style-name="ce15" office:value-type="string" calcext:value-type="string" table:number-columns-spanned="8" table:number-rows-spanned="1">
            <text:p><text:span text:style-name="T6">no hay </text:span><text:span text:style-name="T7">V</text:span><text:span text:style-name="T8">7</text:span><text:span text:style-name="T9">/II</text:span><text:span text:style-name="T8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5to del b3</text:p>
          </table:table-cell>
          <table:table-cell table:style-name="ce17" office:value-type="string" calcext:value-type="string">
            <text:p><text:span text:style-name="T10">V</text:span><text:span text:style-name="T11">7</text:span><text:span text:style-name="T12">/bIII</text:span><text:span text:style-name="T11">Maj7</text:span></text:p>
          </table:table-cell>
          <table:table-cell table:style-name="ce20" office:value-type="string" calcext:value-type="string">
            <text:p><text:span text:style-name="T6">G</text:span><text:span text:style-name="T13">7</text:span><text:span text:style-name="T14">→</text:span><text:span text:style-name="T15">C</text:span><text:span text:style-name="T16">Maj7</text:span></text:p>
          </table:table-cell>
          <table:table-cell table:style-name="ce25" office:value-type="string" calcext:value-type="string">
            <text:p><text:span text:style-name="T24">7</text:span><text:span text:style-name="T13">7</text:span><text:span text:style-name="T14">→</text:span><text:span text:style-name="T15">3</text:span><text:span text:style-name="T16">Maj7</text:span></text:p>
          </table:table-cell>
          <table:table-cell table:style-name="ce20" office:value-type="string" calcext:value-type="string">
            <text:p>May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órico (9,11,13)</text:p>
          </table:table-cell>
          <table:table-cell table:style-name="ce20"/>
          <table:table-cell table:style-name="ce33" office:value-type="string" calcext:value-type="string">
            <text:p>V<text:span text:style-name="T2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4</text:p>
          </table:table-cell>
          <table:table-cell table:style-name="ce12" office:value-type="string" calcext:value-type="string">
            <text:p>V<text:span text:style-name="T2">7</text:span><text:span text:style-name="T1">/IV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7">→</text:span><text:span text:style-name="T18">D</text:span><text:span text:style-name="T19">m7</text:span></text:p>
          </table:table-cell>
          <table:table-cell table:style-name="ce21" office:value-type="string" calcext:value-type="string">
            <text:p><text:span text:style-name="T24">1</text:span><text:span text:style-name="T13">7</text:span><text:span text:style-name="T14">→</text:span><text:span text:style-name="T15">4</text:span><text:span text:style-name="T16">m7</text:span></text:p>
          </table:table-cell>
          <table:table-cell table:style-name="ce21" office:value-type="string" calcext:value-type="string">
            <text:p>V/IV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Dórico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1">/II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5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V</text:span><text:span text:style-name="T4">m7</text:span></text:p>
          </table:table-cell>
          <table:table-cell table:style-name="ce22" office:value-type="string" calcext:value-type="string">
            <text:p><text:span text:style-name="T6">B</text:span><text:span text:style-name="T13">7</text:span><text:span text:style-name="T14">→</text:span><text:span text:style-name="T15">E</text:span><text:span text:style-name="T16">m7</text:span></text:p>
          </table:table-cell>
          <table:table-cell office:value-type="string" calcext:value-type="string">
            <text:p><text:span text:style-name="T24">2</text:span><text:span text:style-name="T13">7</text:span><text:span text:style-name="T14">→</text:span><text:span text:style-name="T15">5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II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b6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bVI</text:span><text:span text:style-name="T4">Maj7</text:span></text:p>
          </table:table-cell>
          <table:table-cell office:value-type="string" calcext:value-type="string">
            <text:p><text:span text:style-name="T6">C</text:span><text:span text:style-name="T13">7</text:span><text:span text:style-name="T14">→</text:span><text:span text:style-name="T15">F</text:span><text:span text:style-name="T16">Maj7</text:span></text:p>
          </table:table-cell>
          <table:table-cell table:style-name="ce8" office:value-type="string" calcext:value-type="string">
            <text:p><text:span text:style-name="T24">3</text:span><text:span text:style-name="T13">7</text:span><text:span text:style-name="T14">→</text:span><text:span text:style-name="T15">6</text:span><text:span text:style-name="T16">Maj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IV</text:span><text:span text:style-name="T4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b7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bVII</text:span><text:span text:style-name="T4">7</text:span></text:p>
          </table:table-cell>
          <table:table-cell office:value-type="string" calcext:value-type="string">
            <text:p><text:span text:style-name="T6">D</text:span><text:span text:style-name="T13">7</text:span><text:span text:style-name="T14">→</text:span><text:span text:style-name="T15">G</text:span><text:span text:style-name="T16">7</text:span></text:p>
          </table:table-cell>
          <table:table-cell table:style-name="ce8" office:value-type="string" calcext:value-type="string">
            <text:p><text:span text:style-name="T24">4</text:span><text:span text:style-name="T13">7</text:span><text:span text:style-name="T14">→</text:span><text:span text:style-name="T15">7</text:span><text:span text:style-name="T16">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V</text:span><text:span text:style-name="T4">7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9:12:13.870000000</meta:creation-date>
    <dc:date>2022-07-13T20:40:06.473000000</dc:date>
    <meta:editing-duration>PT1H10M37S</meta:editing-duration>
    <meta:editing-cycles>9</meta:editing-cycles>
    <meta:generator>LibreOffice/7.2.1.2$Windows_X86_64 LibreOffice_project/87b77fad49947c1441b67c559c339af8f3517e22</meta:generator>
    <meta:document-statistic meta:table-count="1" meta:cell-count="268" meta:object-count="0"/>
  </office:meta>
</office:document-meta>
</file>